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7F0000031734341A9942F49F36.png" manifest:media-type="image/png"/>
  <manifest:file-entry manifest:full-path="Pictures/100000000000111C000009A04D8A7B8A805E4641.png" manifest:media-type="image/png"/>
  <manifest:file-entry manifest:full-path="Pictures/10000001000002F3000002F0C62A0BCE94556E7D.png" manifest:media-type="image/png"/>
  <manifest:file-entry manifest:full-path="Pictures/10008D640000800E0000577060579E3EB98DC6DB.svg" manifest:media-type="image/svg+xml"/>
  <manifest:file-entry manifest:full-path="Pictures/1000000000000320000001F4C7A8B46C26D3D002.png" manifest:media-type="image/png"/>
  <manifest:file-entry manifest:full-path="Pictures/10000001000003CC000006B5228CE58EB954FC25.png" manifest:media-type="image/png"/>
  <manifest:file-entry manifest:full-path="Pictures/100000010000035800000248E5702295619B08ED.png" manifest:media-type="image/png"/>
  <manifest:file-entry manifest:full-path="Pictures/10000001000003C1000006BC1B1608C3BCCFDE26.png" manifest:media-type="image/png"/>
  <manifest:file-entry manifest:full-path="Pictures/1000000000000125000000ACECD37D40708D7D29.png" manifest:media-type="image/png"/>
  <manifest:file-entry manifest:full-path="Pictures/1000002B000001B8000001227E11F45A21562F66.gif" manifest:media-type="image/gi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roman" style:font-pitch="variable"/>
    <style:font-face style:name="Tahoma5" svg:font-family="Tahoma" style:font-pitch="variable" style:font-charset="x-symbol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gradient" draw:fill-gradient-name="Gradient_20_1" draw:opacity-name="msTransGradient_20_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gradient" draw:fill-gradient-name="Gradient_20_1" draw:opacity-name="msTransGradient_20_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gradient" draw:fill-gradient-name="Gradient_20_1" draw:opacity-name="msTransGradient_20_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4.128cm" fo:min-width="5.58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gradient" draw:fill-gradient-name="Gradient_20_1" draw:opacity-name="msTransGradient_20_4" draw:textarea-vertical-align="top" draw:auto-grow-height="false" draw:fit-to-size="false" style:shrink-to-fit="false" fo:min-height="5.757cm" fo:min-width="4.26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4.128cm" fo:min-width="5.03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gradient" draw:fill-gradient-name="Gradient_20_1" draw:opacity-name="msTransGradient_20_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4.28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bottom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23cm" fo:margin-bottom="0cm" fo:line-height="90%" fo:text-align="start" fo:text-indent="0cm" style:writing-mode="lr-tb"/>
      <style:text-properties fo:font-size="18pt"/>
    </style:style>
    <style:style style:name="P6" style:family="paragraph">
      <loext:graphic-properties draw:fill="gradient" draw:fill-gradient-name="Gradient_20_1" draw:opacity-name="msTransGradient_20_1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gradient" draw:fill-gradient-name="Gradient_20_1" draw:opacity-name="msTransGradient_20_2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9" style:family="paragraph">
      <loext:graphic-properties draw:fill="gradient" draw:fill-gradient-name="Gradient_20_1" draw:opacity-name="msTransGradient_20_3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0" style:family="paragraph">
      <loext:graphic-properties draw:fill="gradient" draw:fill-gradient-name="Gradient_20_1" draw:opacity-name="msTransGradient_20_4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gradient" draw:fill-gradient-name="Gradient_20_1" draw:opacity-name="msTransGradient_20_5"/>
      <style:paragraph-properties fo:margin-left="0cm" fo:margin-right="0cm" fo:margin-top="0.223cm" fo:margin-bottom="0cm" fo:line-height="9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size="40pt" fo:letter-spacing="normal" fo:language="ru" fo:country="RU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pt" fo:letter-spacing="normal" fo:language="ru" fo:country="RU" fo:font-style="normal" fo:text-shadow="none" style:text-underline-style="none" fo:font-weight="normal" style:letter-kerning="true" fo:background-color="transparent" style:font-name-asian="Tahoma" style:font-size-asian="20pt" style:language-asian="zh" style:country-asian="CN" style:font-style-asian="normal" style:font-weight-asian="normal" style:font-name-complex="Liberation Serif2" style:font-size-complex="20pt" style:language-complex="hi" style:country-complex="IN" style:font-style-complex="normal" style:font-weight-complex="normal" style:text-emphasize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4.5pt" fo:letter-spacing="normal" fo:language="ru" fo:country="RU" fo:font-style="normal" style:text-underline-style="none" fo:font-weight="normal" fo:background-color="transparent" style:font-name-asian="DejaVu Sans" style:font-size-asian="14.5pt" style:font-style-asian="normal" style:font-weight-asian="normal" style:font-name-complex="DejaVu Sans" style:font-size-complex="14.5pt" style:font-style-complex="normal" style:font-weight-complex="normal"/>
    </style:style>
    <style:style style:name="T5" style:family="text">
      <style:text-properties fo:color="#0000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02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оманды&#10;Кейс" draw:style-name="dp1" draw:master-page-name="Title_20_Slide" presentation:presentation-page-layout-name="AL1T1">
        <draw:frame draw:name="Рисунок 13" draw:style-name="gr1" draw:text-style-name="P1" draw:layer="layout" svg:width="33.861cm" svg:height="19.048cm" svg:x="-2cm" svg:y="-0.048cm">
          <draw:image xlink:href="Pictures/100000000000111C000009A04D8A7B8A805E4641.png" xlink:type="simple" xlink:show="embed" xlink:actuate="onLoad" draw:mime-type="image/png">
            <text:p/>
          </draw:image>
        </draw:frame>
        <draw:frame draw:name="PlaceHolder 1" presentation:style-name="pr1" draw:text-style-name="P3" draw:layer="layout" svg:width="17cm" svg:height="7cm" svg:x="-0.5cm" svg:y="9.5cm" presentation:class="title" presentation:user-transformed="true">
          <draw:text-box>
            <text:p text:style-name="P2"><text:span text:style-name="T1">Команда XTH</text:span><text:span text:style-name="T2"><text:line-break/></text:span><text:span text:style-name="T1">Кейс №5</text:span><text:span text:style-name="T1"><text:line-break/></text:span><text:span text:style-name="T1"><text:line-break/></text:span><text:span text:style-name="T3">Разработка инновационного мобильного приложения для автоматической реакции на ЧП и ДТП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Текст 7" draw:style-name="gr3" draw:text-style-name="P6" draw:layer="layout" svg:width="5.119cm" svg:height="6.359cm" svg:x="2.24cm" svg:y="9.663cm">
          <text:list text:style-name="L2">
            <text:list-item>
              <text:p text:style-name="P5"><text:span text:style-name="T4">Владимир</text:span></text:p>
            </text:list-item>
            <text:list-item>
              <text:p text:style-name="P5"><text:span text:style-name="T4">Журавл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8" draw:style-name="gr4" draw:text-style-name="P7" draw:layer="layout" svg:width="5.119cm" svg:height="4.377cm" svg:x="2.24cm" svg:y="11.645cm">
          <text:list text:style-name="L2">
            <text:list-item>
              <text:p text:style-name="P5"><text:span text:style-name="T4">Тимлид</text:span></text:p>
            </text:list-item>
            <text:list-item>
              <text:p text:style-name="P5"><text:span text:style-name="T4">@Voldezhu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9" draw:style-name="gr5" draw:text-style-name="P8" draw:layer="layout" svg:width="5.119cm" svg:height="6.359cm" svg:x="8.374cm" svg:y="9.663cm">
          <text:list text:style-name="L2">
            <text:list-item>
              <text:p text:style-name="P5"><text:span text:style-name="T4">Максим</text:span></text:p>
            </text:list-item>
            <text:list-item>
              <text:p text:style-name="P5"><text:span text:style-name="T4">Фад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0" draw:style-name="gr6" draw:text-style-name="P7" draw:layer="layout" svg:width="5.119cm" svg:height="4.377cm" svg:x="8.374cm" svg:y="11.645cm">
          <text:list text:style-name="L2">
            <text:list-item>
              <text:p text:style-name="P5"><text:span text:style-name="T4">Бекенд</text:span></text:p>
            </text:list-item>
            <text:list-item>
              <text:p text:style-name="P5"><text:span text:style-name="T4">@Fmaxim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1" draw:style-name="gr7" draw:text-style-name="P9" draw:layer="layout" svg:width="5.119cm" svg:height="6.359cm" svg:x="14.42cm" svg:y="9.663cm">
          <text:list text:style-name="L2">
            <text:list-item>
              <text:p text:style-name="P5"><text:span text:style-name="T4">Егор</text:span></text:p>
            </text:list-item>
            <text:list-item>
              <text:p text:style-name="P5"><text:span text:style-name="T4">Маркин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2" draw:style-name="gr8" draw:text-style-name="P7" draw:layer="layout" svg:width="6.08cm" svg:height="4.377cm" svg:x="14.42cm" svg:y="11.645cm">
          <text:list text:style-name="L2">
            <text:list-item>
              <text:p text:style-name="P5"><text:span text:style-name="T4">Аналитик</text:span></text:p>
            </text:list-item>
            <text:list-item>
              <text:p text:style-name="P5"><text:span text:style-name="T4">@DreadGenius11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3" draw:style-name="gr9" draw:text-style-name="P10" draw:layer="layout" svg:width="5.119cm" svg:height="6.359cm" svg:x="20.463cm" svg:y="9.663cm">
          <text:list text:style-name="L2">
            <text:list-item>
              <text:p text:style-name="P5"><text:span text:style-name="T4">Дмитрий</text:span></text:p>
            </text:list-item>
            <text:list-item>
              <text:p text:style-name="P5"><text:span text:style-name="T4">Чебуре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4" draw:style-name="gr10" draw:text-style-name="P7" draw:layer="layout" svg:width="5.537cm" svg:height="4.377cm" svg:x="20.463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tf_you_cry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15" draw:style-name="gr11" draw:text-style-name="P11" draw:layer="layout" svg:width="5.119cm" svg:height="6.359cm" svg:x="26.506cm" svg:y="9.663cm">
          <text:list text:style-name="L2">
            <text:list-item>
              <text:p text:style-name="P5"><text:span text:style-name="T4">Иван</text:span></text:p>
            </text:list-item>
            <text:list-item>
              <text:p text:style-name="P5"><text:span text:style-name="T4">Муравьев</text:span></text:p>
            </text:list-item>
          </text:list>
          <draw:enhanced-geometry draw:mirror-horizontal="false" draw:mirror-vertical="false" svg:viewBox="0 0 0 0" draw:text-areas="?f5 ?f5 ?f6 ?f7" draw:type="ooxml-roundRect" draw:modifiers="1176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Текст 16" draw:style-name="gr12" draw:text-style-name="P7" draw:layer="layout" svg:width="5.119cm" svg:height="4.377cm" svg:x="26.506cm" svg:y="11.645cm">
          <text:list text:style-name="L2">
            <text:list-item>
              <text:p text:style-name="P5"><text:span text:style-name="T4">Фронтенд</text:span></text:p>
            </text:list-item>
            <text:list-item>
              <text:p text:style-name="P5"><text:span text:style-name="T4">@wxnnxb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21" draw:style-name="gr1" draw:text-style-name="P1" draw:layer="layout" svg:width="5.948cm" svg:height="5.925cm" svg:x="1.825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2" draw:style-name="gr1" draw:text-style-name="P1" draw:layer="layout" svg:width="5.948cm" svg:height="5.925cm" svg:x="8.374cm" svg:y="2.564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3" draw:style-name="gr1" draw:text-style-name="P1" draw:layer="layout" svg:width="5.948cm" svg:height="5.925cm" svg:x="14.922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4" draw:style-name="gr1" draw:text-style-name="P1" draw:layer="layout" svg:width="5.948cm" svg:height="5.925cm" svg:x="21.248cm" svg:y="2.543cm">
          <draw:image xlink:href="Pictures/10000001000002F3000002F0C62A0BCE94556E7D.png" xlink:type="simple" xlink:show="embed" xlink:actuate="onLoad" draw:mime-type="image/png">
            <text:p/>
          </draw:image>
        </draw:frame>
        <draw:frame draw:name="Рисунок 25" draw:style-name="gr1" draw:text-style-name="P1" draw:layer="layout" svg:width="5.948cm" svg:height="5.925cm" svg:x="27.574cm" svg:y="2.489cm">
          <draw:image xlink:href="Pictures/10000001000002F3000002F0C62A0BCE94556E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draw:style-name="gr13" draw:text-style-name="P12" draw:layer="layout" svg:width="19.843cm" svg:height="13.549cm" svg:x="5.657cm" svg:y="2.451cm">
          <draw:image xlink:href="Pictures/10008D640000800E0000577060579E3EB98DC6DB.svg" xlink:type="simple" xlink:show="embed" xlink:actuate="onLoad" draw:mime-type="image/svg+xml">
            <text:p/>
          </draw:image>
          <draw:image xlink:href="Pictures/100000010000035800000248E5702295619B08E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draw:style-name="gr14" draw:text-style-name="P13" draw:layer="layout" svg:width="6.711cm" svg:height="12.04cm" svg:x="6.5cm" svg:y="3cm">
          <draw:image xlink:href="Pictures/10000001000003C1000006BC1B1608C3BCCFDE26.png" xlink:type="simple" xlink:show="embed" xlink:actuate="onLoad" draw:mime-type="image/png">
            <text:p/>
          </draw:image>
        </draw:frame>
        <draw:frame draw:style-name="gr14" draw:text-style-name="P13" draw:layer="layout" svg:width="6.783cm" svg:height="11.982cm" svg:x="17.717cm" svg:y="3cm">
          <draw:image xlink:href="Pictures/10000001000003CC000006B5228CE58EB954FC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draw:style-name="gr13" draw:text-style-name="P12" draw:layer="layout" svg:width="14.11cm" svg:height="8.818cm" svg:x="2.5cm" svg:y="4.5cm">
          <draw:image xlink:href="Pictures/1000000000000320000001F4C7A8B46C26D3D002.png" xlink:type="simple" xlink:show="embed" xlink:actuate="onLoad" draw:mime-type="image/png">
            <text:p/>
          </draw:image>
        </draw:frame>
        <draw:frame draw:style-name="gr13" draw:text-style-name="P12" draw:layer="layout" svg:width="8.722cm" svg:height="5.12cm" svg:x="18.278cm" svg:y="6cm">
          <draw:image xlink:href="Pictures/1000000000000125000000ACECD37D40708D7D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draw:style-name="gr15" draw:text-style-name="P14" draw:layer="layout" svg:width="14.785cm" svg:height="1.826cm" svg:x="8.5cm" svg:y="7.174cm">
          <draw:text-box>
            <text:p><text:span text:style-name="T5">Спасибо за внимание</text:span></text:p>
          </draw:text-box>
        </draw:frame>
        <draw:frame draw:style-name="gr13" draw:text-style-name="P12" draw:layer="layout" svg:width="7.76cm" svg:height="5.114cm" svg:x="11.24cm" svg:y="10.386cm">
          <draw:image xlink:href="Pictures/1000002B000001B8000001227E11F45A21562F66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/>
    <style:font-face style:name="Montserrat1" svg:font-family="Montserrat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roman" style:font-pitch="variable"/>
    <style:font-face style:name="Tahoma5" svg:font-family="Tahoma" style:font-pitch="variable" style:font-charset="x-symbol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Gradient_20_1" draw:display-name="Gradient 1" draw:style="linear" draw:start-color="#fff3f7" draw:end-color="#ffffff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30%" draw:end="0%" draw:angle="90deg" draw:border="0%"/>
    <draw:opacity draw:name="msTransGradient_20_2" draw:display-name="msTransGradient 2" draw:style="linear" draw:start="30%" draw:end="0%" draw:angle="90deg" draw:border="0%"/>
    <draw:opacity draw:name="msTransGradient_20_3" draw:display-name="msTransGradient 3" draw:style="linear" draw:start="30%" draw:end="0%" draw:angle="90deg" draw:border="0%"/>
    <draw:opacity draw:name="msTransGradient_20_4" draw:display-name="msTransGradient 4" draw:style="linear" draw:start="30%" draw:end="0%" draw:angle="90deg" draw:border="0%"/>
    <draw:opacity draw:name="msTransGradient_20_5" draw:display-name="msTransGradient 5" draw:style="linear" draw:start="30%" draw:end="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4" style:font-family-complex="Arial" style:font-pitch-complex="variable" style:font-size-complex="12pt" style:language-complex="hi" style:country-complex="IN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1__5f_Титульный_20_слайд_7e_LT_7e_Hintergrund" style:display-name="1_Титульный слайд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Hintergrundobjekte" style:display-name="1_Титульный слайд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_31__5f_Титульный_20_слайд_7e_LT_7e_Notizen" style:display-name="1_Титульный слайд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_31__5f_Титульный_20_слайд_7e_LT_7e_Untertitel" style:display-name="1_Титульный слайд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_31__5f_Титульный_20_слайд_7e_LT_7e_Titel" style:display-name="1_Титульный слайд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_31__5f_Титульный_20_слайд_7e_LT_7e_Gliederung_20_9" style:display-name="1_Титульный слайд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8" style:display-name="1_Титульный слайд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7" style:display-name="1_Титульный слайд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6" style:display-name="1_Титульный слайд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5" style:display-name="1_Титульный слайд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4" style:display-name="1_Титульный слайд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3" style:display-name="1_Титульный слайд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_31__5f_Титульный_20_слайд_7e_LT_7e_Gliederung_20_1" style:display-name="1_Титульный слайд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Пустой_20_с_20_заголовком_7e_LT_7e_Hintergrund" style:display-name="Пустой с заголовком~LT~Hintergrund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Hintergrundobjekte" style:display-name="Пустой с заголовком~LT~Hintergrundobjekte" style:family="graphic">
      <style:paragraph-properties style:text-autospace="none" style:writing-mode="lr-tb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ru" fo:country="RU" style:letter-kerning="true" style:font-name-asian="Tahoma" style:font-family-asian="Tahoma" style:font-pitch-asian="variable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Пустой_20_с_20_заголовком_7e_LT_7e_Notizen" style:display-name="Пустой с заголовком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Пустой_20_с_20_заголовком_7e_LT_7e_Untertitel" style:display-name="Пустой с заголовком~LT~Untertitel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Пустой_20_с_20_заголовком_7e_LT_7e_Titel" style:display-name="Пустой с заголовком~LT~Titel" style:family="graphic"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matic SC" fo:font-family="'Amatic SC'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8pt" style:language-asian="zh" style:country-asian="CN" style:font-style-asian="normal" style:font-weight-asian="normal" style:font-name-complex="Amatic SC" style:font-family-complex="'Amatic SC'" style:font-family-generic-complex="roman" style:font-pitch-complex="variable" style:font-size-complex="18pt" style:language-complex="hi" style:country-complex="IN" style:font-style-complex="normal" style:font-weight-complex="normal" style:text-emphasize="none"/>
    </style:style>
    <style:style style:name="Пустой_20_с_20_заголовком_7e_LT_7e_Gliederung_20_9" style:display-name="Пустой с заголовком~LT~Gliederung 9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8" style:display-name="Пустой с заголовком~LT~Gliederung 8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7" style:display-name="Пустой с заголовком~LT~Gliederung 7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6" style:display-name="Пустой с заголовком~LT~Gliederung 6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5" style:display-name="Пустой с заголовком~LT~Gliederung 5" style:family="graphic">
      <style:paragraph-properties fo:margin-top="0.17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4" style:display-name="Пустой с заголовком~LT~Gliederung 4" style:family="graphic">
      <style:paragraph-properties fo:margin-top="0.351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3" style:display-name="Пустой с заголовком~LT~Gliederung 3" style:family="graphic">
      <style:paragraph-properties fo:margin-top="0.529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graphic">
      <style:paragraph-properties fo:margin-top="0.706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name-asian="Tahoma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Пустой_20_с_20_заголовком_7e_LT_7e_Gliederung_20_1" style:display-name="Пустой с заголовком~LT~Gliederung 1" style:family="graphic">
      <style:paragraph-properties fo:margin-top="0.88cm" fo:margin-bottom="0cm" fo:line-height="90%" fo:text-align="start" style:text-autospace="none" style:writing-mode="lr-tb"/>
      <style:text-properties fo:color="#f2f2f2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4.5pt" fo:letter-spacing="normal" fo:language="ru" fo:country="RU" fo:font-style="normal" fo:text-shadow="none" style:text-underline-style="none" fo:font-weight="normal" style:letter-kerning="true" style:font-name-asian="Tahoma" style:font-family-asian="Tahoma" style:font-pitch-asian="variable" style:font-size-asian="14.5pt" style:language-asian="zh" style:country-asian="CN" style:font-style-asian="normal" style:font-weight-asian="normal" style:font-name-complex="Arial" style:font-family-complex="Arial" style:font-family-generic-complex="roman" style:font-pitch-complex="variable" style:font-size-complex="14.5pt" style:language-complex="hi" style:country-complex="IN" style:font-style-complex="normal" style:font-weight-complex="normal" style:text-emphasize="none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Blank_20_Slide-background" style:display-name="Blank Slide-background" style:family="presentation">
      <style:graphic-properties draw:stroke="none" draw:fill="solid" draw:fill-color="#201e42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01e42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01e4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start" style:writing-mode="lr-tb"/>
      <style:text-properties fo:font-size="7.59999990463257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7.5999999046325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start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2f2f2" loext:opacity="100%" style:text-outline="false" style:text-line-through-style="none" style:text-line-through-type="none" style:text-position="0% 100%" style:font-name="Montserrat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Для Академия инноваторов 16_9">
        <loext:color-table loext:name="Пользовательские 2">
          <loext:color loext:name="dk1" loext:color="#000000"/>
          <loext:color loext:name="lt1" loext:color="#ffffff"/>
          <loext:color loext:name="dk2" loext:color="#44546a"/>
          <loext:color loext:name="lt2" loext:color="#e5e7e9"/>
          <loext:color loext:name="accent1" loext:color="#fd095f"/>
          <loext:color loext:name="accent2" loext:color="#73f9cf"/>
          <loext:color loext:name="accent3" loext:color="#56ebe4"/>
          <loext:color loext:name="accent4" loext:color="#55d4ed"/>
          <loext:color loext:name="accent5" loext:color="#6130af"/>
          <loext:color loext:name="accent6" loext:color="#2d2b61"/>
          <loext:color loext:name="hlink" loext:color="#5d1741"/>
          <loext:color loext:name="folHlink" loext:color="#5d2b84"/>
        </loext:color-table>
      </loext:theme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Mpr1" draw:text-style-name="MP7" draw:layer="backgroundobjects" svg:width="26.595cm" svg:height="1.012cm" svg:x="4.054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1" draw:text-style-name="MP9" draw:layer="backgroundobjects" svg:width="1.551cm" svg:height="1.012cm" svg:x="31.704cm" svg:y="17.657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PlaceHolder 3" presentation:style-name="Mpr1" draw:text-style-name="MP11" draw:layer="backgroundobjects" svg:width="2.908cm" svg:height="1.012cm" svg:x="0.851cm" svg:y="17.657cm" presentation:class="date-time" presentation:user-transformed="true">
        <draw:text-box>
          <text:p text:style-name="MP10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Для Академия инноваторов 16_9">
        <loext:color-table loext:name="Пользовательские 2">
          <loext:color loext:name="dk1" loext:color="#000000"/>
          <loext:color loext:name="lt1" loext:color="#ffffff"/>
          <loext:color loext:name="dk2" loext:color="#44546a"/>
          <loext:color loext:name="lt2" loext:color="#e5e7e9"/>
          <loext:color loext:name="accent1" loext:color="#fd095f"/>
          <loext:color loext:name="accent2" loext:color="#73f9cf"/>
          <loext:color loext:name="accent3" loext:color="#56ebe4"/>
          <loext:color loext:name="accent4" loext:color="#55d4ed"/>
          <loext:color loext:name="accent5" loext:color="#6130af"/>
          <loext:color loext:name="accent6" loext:color="#2d2b61"/>
          <loext:color loext:name="hlink" loext:color="#5d1741"/>
          <loext:color loext:name="folHlink" loext:color="#5d2b84"/>
        </loext:color-table>
      </loext:theme>
      <draw:frame draw:name="Рисунок 6" draw:style-name="Mgr3" draw:text-style-name="MP5" draw:layer="backgroundobjects" svg:width="33.865cm" svg:height="19.037cm" svg:x="0cm" svg:y="0.005cm">
        <draw:image xlink:href="Pictures/100000010000057F0000031734341A9942F49F36.png" xlink:type="simple" xlink:show="embed" xlink:actuate="onLoad" draw:mime-type="image/png">
          <text:p/>
        </draw:image>
      </draw:frame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draw:name="PlaceHolder 3" presentation:style-name="Mpr4" draw:text-style-name="MP7" draw:layer="backgroundobjects" svg:width="11.428cm" svg:height="1.012cm" svg:x="11.218cm" svg:y="17.65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4" draw:text-style-name="MP13" draw:layer="backgroundobjects" svg:width="7.618cm" svg:height="1.012cm" svg:x="23.918cm" svg:y="17.657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laceHolder 5" presentation:style-name="Mpr4" draw:text-style-name="MP13" draw:layer="backgroundobjects" svg:width="7.618cm" svg:height="1.012cm" svg:x="2.328cm" svg:y="17.657cm" presentation:class="date-time" presentation:user-transformed="true">
        <draw:text-box>
          <text:p text:style-name="MP14"><text:span text:style-name="MT1"><presentation:date-time/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5T07:36:23</meta:creation-date>
    <meta:initial-creator>Анастасия Юшкова</meta:initial-creator>
    <dc:language>ru-RU</dc:language>
    <dc:date>2023-12-14T14:44:18.320000000</dc:date>
    <meta:editing-cycles>70</meta:editing-cycles>
    <dc:title>Презентация PowerPoint</dc:title>
    <meta:editing-duration>PT14M9S</meta:editing-duration>
    <meta:generator>LibreOffice/7.4.2.3$Windows_X86_64 LibreOffice_project/382eef1f22670f7f4118c8c2dd222ec7ad009daf</meta:generator>
    <meta:document-statistic meta:object-count="72"/>
    <meta:user-defined meta:name="AppVersion">15.0000</meta:user-defined>
    <meta:user-defined meta:name="PresentationFormat">Широкоэкранный</meta:user-defined>
    <meta:user-defined meta:name="Slides" meta:value-type="float">8</meta:user-defined>
  </office:meta>
</office:document-meta>
</file>